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44pt" style:font-size-asian="44pt" style:font-size-complex="44pt"/>
    </style:style>
    <style:style style:name="P3" style:parent-style-name="Standard" style:family="paragraph">
      <style:text-properties fo:font-size="44pt" style:font-size-asian="44pt" style:font-size-complex="4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CabeçalhodoSumário" style:family="paragraph">
      <style:text-properties style:font-name="Times New Roman" fo:font-style="italic" style:font-style-asian="italic" style:use-window-font-color="true" fo:font-size="18pt" style:font-size-asian="18pt"/>
    </style:style>
    <style:style style:name="P10" style:parent-style-name="Normal" style:family="paragraph">
      <style:text-properties fo:language="en" fo:country="US" style:language-asian="en" style:country-asian="US" style:language-complex="ar" style:country-complex="SA"/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" style:parent-style-name="Hyperlink" style:family="text">
      <style:text-properties fo:font-style="italic" style:font-style-asian="italic"/>
    </style:style>
    <style:style style:name="P13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" style:parent-style-name="Hyperlink" style:family="text">
      <style:text-properties fo:font-style="italic" style:font-style-asian="italic"/>
    </style:style>
    <style:style style:name="P15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6" style:parent-style-name="Hyperlink" style:family="text">
      <style:text-properties fo:font-style="italic" style:font-style-asian="italic"/>
    </style:style>
    <style:style style:name="P17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8" style:parent-style-name="Hyperlink" style:family="text">
      <style:text-properties fo:font-style="italic" style:font-style-asian="italic"/>
    </style:style>
    <style:style style:name="P19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0" style:parent-style-name="Hyperlink" style:family="text">
      <style:text-properties fo:font-style="italic" style:font-style-asian="italic"/>
    </style:style>
    <style:style style:name="P21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P22" style:parent-style-name="Normal" style:family="paragraph">
      <style:paragraph-properties fo:text-indent="0.4in"/>
      <style:text-properties style:font-name-complex="Times New Roman"/>
    </style:style>
    <style:style style:name="P23" style:parent-style-name="Normal" style:family="paragraph">
      <style:paragraph-properties fo:line-height="150%" fo:text-indent="0.4in"/>
      <style:text-properties style:font-name-complex="Times New Roman"/>
    </style:style>
    <style:style style:name="P24" style:parent-style-name="Normal" style:family="paragraph">
      <style:paragraph-properties fo:line-height="150%" fo:text-indent="0.4in"/>
      <style:text-properties style:font-name-complex="Times New Roman"/>
    </style:style>
    <style:style style:name="P25" style:parent-style-name="CabeçalhodoÍndice" style:family="paragraph">
      <style:paragraph-properties fo:text-align="center"/>
      <style:text-properties style:font-name="Times New Roman" fo:font-weight="bold" style:font-weight-asian="bold" fo:font-style="italic" style:font-style-asian="italic" style:use-window-font-color="true" fo:font-size="18pt" style:font-size-asian="18pt"/>
    </style:style>
    <style:style style:name="P26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P27" style:parent-style-name="Normal" style:family="paragraph">
      <style:text-properties style:font-name-complex="Times New Roman" style:language-asian="pt" style:country-asian="PT" style:language-complex="ar" style:country-complex="SA"/>
    </style:style>
    <style:style style:name="T28" style:parent-style-name="Fonteparág.padrão" style:family="text">
      <style:text-properties style:font-name-complex="Times New Roman" fo:font-weight="bold" style:font-weight-asian="bold" fo:font-style="italic" style:font-style-asian="italic"/>
    </style:style>
    <style:style style:name="T29" style:parent-style-name="Fonteparág.padrão" style:family="text">
      <style:text-properties style:font-name-complex="Times New Roman"/>
    </style:style>
    <style:style style:name="T30" style:parent-style-name="Fonteparág.padrão" style:family="text">
      <style:text-properties style:font-name-complex="Times New Roman" fo:font-weight="bold" style:font-weight-asian="bold" fo:font-style="italic" style:font-style-asian="italic"/>
    </style:style>
    <style:style style:name="T31" style:parent-style-name="Fonteparág.padrão" style:family="text">
      <style:text-properties style:font-name-complex="Times New Roman"/>
    </style:style>
    <style:style style:name="T32" style:parent-style-name="Fonteparág.padrão" style:family="text">
      <style:text-properties style:font-name-complex="Times New Roman" fo:font-weight="bold" style:font-weight-asian="bold" fo:font-style="italic" style:font-style-asian="italic"/>
    </style:style>
    <style:style style:name="T33" style:parent-style-name="Fonteparág.padrão" style:family="text">
      <style:text-properties style:font-name-complex="Times New Roman"/>
    </style:style>
    <style:style style:name="P34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T35" style:parent-style-name="Fonteparág.padrão" style:family="text">
      <style:text-properties style:language-asian="pt" style:country-asian="PT" style:language-complex="ar" style:country-complex="SA"/>
    </style:style>
    <style:style style:name="P36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P37" style:parent-style-name="Normal" style:family="paragraph">
      <style:text-properties style:language-asian="pt" style:country-asian="PT" style:language-complex="ar" style:country-complex="SA"/>
    </style:style>
    <style:style style:name="P38" style:parent-style-name="Standard" style:family="paragraph">
      <style:paragraph-properties fo:line-height="150%"/>
      <style:text-properties style:font-name-complex="Times New Roman"/>
    </style:style>
    <style:style style:name="P39" style:parent-style-name="Normal" style:family="paragraph">
      <style:paragraph-properties fo:line-height="150%"/>
      <style:text-properties style:font-name-complex="Times New Roman" fo:hyphenate="true"/>
    </style:style>
    <style:style style:name="P40" style:parent-style-name="Normal" style:family="paragraph">
      <style:paragraph-properties fo:line-height="150%"/>
      <style:text-properties style:font-name-complex="Times New Roman" fo:hyphenate="true"/>
    </style:style>
    <style:style style:name="P41" style:parent-style-name="Normal" style:family="paragraph">
      <style:paragraph-properties fo:line-height="150%"/>
      <style:text-properties style:font-name-complex="Times New Roman" fo:hyphenate="true"/>
    </style:style>
    <style:style style:name="P42" style:parent-style-name="Normal" style:family="paragraph">
      <style:paragraph-properties fo:line-height="150%"/>
      <style:text-properties style:font-name-complex="Times New Roman" fo:hyphenate="true"/>
    </style:style>
    <style:style style:name="P43" style:parent-style-name="Normal" style:family="paragraph">
      <style:paragraph-properties fo:line-height="150%"/>
      <style:text-properties style:font-name-complex="Times New Roman" fo:hyphenate="true"/>
    </style:style>
    <style:style style:name="P44" style:parent-style-name="Normal" style:family="paragraph">
      <style:paragraph-properties fo:line-height="150%"/>
      <style:text-properties style:font-name-complex="Times New Roman" fo:hyphenate="true"/>
    </style:style>
    <style:style style:name="P45" style:parent-style-name="Normal" style:family="paragraph">
      <style:paragraph-properties fo:line-height="150%"/>
      <style:text-properties style:font-name-complex="Times New Roman" fo:hyphenate="true"/>
    </style:style>
    <style:style style:name="P46" style:parent-style-name="Normal" style:family="paragraph">
      <style:paragraph-properties fo:line-height="150%"/>
      <style:text-properties style:font-name-complex="Times New Roman" fo:hyphenate="true"/>
    </style:style>
    <style:style style:name="P47" style:parent-style-name="Normal" style:family="paragraph">
      <style:paragraph-properties fo:line-height="150%"/>
      <style:text-properties style:font-name-complex="Times New Roman" fo:hyphenate="true"/>
    </style:style>
    <style:style style:name="P48" style:parent-style-name="Normal" style:family="paragraph">
      <style:paragraph-properties fo:line-height="150%"/>
      <style:text-properties style:font-name-complex="Times New Roman" fo:hyphenate="true"/>
    </style:style>
    <style:style style:name="P49" style:parent-style-name="Normal" style:family="paragraph">
      <style:paragraph-properties fo:line-height="150%"/>
      <style:text-properties style:font-name-complex="Times New Roman" fo:hyphenate="true"/>
    </style:style>
    <style:style style:name="P50" style:parent-style-name="Normal" style:family="paragraph">
      <style:paragraph-properties fo:line-height="150%"/>
      <style:text-properties style:font-name-complex="Times New Roman" fo:hyphenate="true"/>
    </style:style>
    <style:style style:name="P51" style:parent-style-name="Normal" style:family="paragraph">
      <style:paragraph-properties fo:line-height="150%"/>
      <style:text-properties style:font-name-complex="Times New Roman" fo:hyphenate="true"/>
    </style:style>
    <style:style style:name="P52" style:parent-style-name="Normal" style:family="paragraph">
      <style:paragraph-properties fo:line-height="150%"/>
      <style:text-properties style:font-name-complex="Times New Roman" fo:hyphenate="true"/>
    </style:style>
    <style:style style:name="P53" style:parent-style-name="Normal" style:family="paragraph">
      <style:paragraph-properties fo:line-height="150%"/>
      <style:text-properties style:font-name-complex="Times New Roman" fo:hyphenate="true"/>
    </style:style>
    <style:style style:name="P54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55" style:parent-style-name="Standard" style:family="paragraph">
      <style:text-properties style:font-name="Calibri"/>
    </style:style>
    <style:style style:name="P56" style:parent-style-name="Standard" style:family="paragraph">
      <style:text-properties style:font-name="Calibri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>IPLeir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LATÓRIO DE SCRUM</text:p>
      <text:p text:style-name="P3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O D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p text:style-name="P9"><text:bookmark-start text:name="_Toc517125588"/><text:soft-page-break/>Contents<text:bookmark-end text:name="_Toc517125588"/></text:p>
      <text:p text:style-name="P10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517125588" office:target-frame-name="_top" xlink:show="replace"><text:span text:style-name="T12">Contents</text:span><text:tab/>2</text:a></text:p>
          <text:p text:style-name="P13"><text:a xlink:href="#_Toc517125589" office:target-frame-name="_top" xlink:show="replace"><text:span text:style-name="T14">Introdução</text:span><text:tab/>2</text:a></text:p>
          <text:p text:style-name="P15"><text:a xlink:href="#_Toc517125590" office:target-frame-name="_top" xlink:show="replace"><text:span text:style-name="T16">Stakeholders</text:span><text:tab/>2</text:a></text:p>
          <text:p text:style-name="P17"><text:a xlink:href="#_Toc517125591" office:target-frame-name="_top" xlink:show="replace"><text:span text:style-name="T18">Product Backlog</text:span><text:tab/>3</text:a></text:p>
          <text:p text:style-name="P19"><text:a xlink:href="#_Toc517125592" office:target-frame-name="_top" xlink:show="replace"><text:span text:style-name="T20">Sprints</text:span><text:tab/>3</text:a></text:p>
        </text:index-body>
      </text:table-of-content>
      <text:p text:style-name="Normal"/>
      <text:p text:style-name="Standard"/>
      <text:p text:style-name="P21"><text:bookmark-start text:name="_Toc517124303"/><text:bookmark-start text:name="_Toc517125589"/>Introdução<text:bookmark-end text:name="_Toc517124303"/><text:bookmark-end text:name="_Toc517125589"/></text:p>
      <text:p text:style-name="P22"/>
      <text:p text:style-name="P23">Este projeto realizado na disciplina de Desenvolvimento de Aplicações tem como objetivo a criação de uma aplicação desenvolvida em C# sobre a gestão de uma empresa de imobiliária.<text:s/>Sendo que nesta aplicação é possível comprar, vender, arrendar e pedir limpeza.</text:p>
      <text:p text:style-name="P24">No desenvolvimento desta aplicação utilizámos métodos aprendidos nas aulas de Metodologias de Desenvolvimento de Software tais como a utilização das sprints e scrums no projeto. Utilizámos também o project para a melhor organização das tarefas do grupo que assim ficaram melhor definidas e esclarecidas, ficando assim organizadas, incluído a data de início e fim de cada sprint e tarefa que foram realizadas no projeto.</text:p>
      <text:p text:style-name="P25"><text:bookmark-start text:name="_Toc517124304"/></text:p>
      <text:p text:style-name="P26"><text:bookmark-start text:name="_Toc517125590"/>Stakeholders<text:bookmark-end text:name="_Toc517124304"/><text:bookmark-end text:name="_Toc517125590"/></text:p>
      <text:p text:style-name="P27"/>
      <text:p text:style-name="Standard"><text:span text:style-name="T28">Product owner</text:span><text:span text:style-name="T29"><text:s/>– Gonçalo Amaro, Pedro Neves, Joel Runa</text:span></text:p>
      <text:p text:style-name="Standard"><text:span text:style-name="T30">Scrum master</text:span><text:span text:style-name="T31"><text:s/>– Pedro Neves, Gonçalo Amaro</text:span></text:p>
      <text:p text:style-name="Standard"><text:span text:style-name="T32">Scrum team</text:span><text:span text:style-name="T33"><text:s/>– Gonçalo Amaro, Pedro Neves, Joel Runa</text:span></text:p>
      <text:p text:style-name="P34"><text:bookmark-start text:name="_Toc517125591"/><text:soft-page-break/>Product Backlog<text:bookmark-end text:name="_Toc517125591"/></text:p>
      <text:p text:style-name="Standard"><text:span text:style-name="T35"><draw:frame draw:style-name="a0" draw:name="Imagem 1" text:anchor-type="as-char" svg:x="0in" svg:y="0in" svg:width="6.69306in" svg:height="5.27358in" style:rel-width="scale" style:rel-height="scale"><draw:image xlink:href="media/image1.emf" xlink:type="simple" xlink:show="embed" xlink:actuate="onLoad"/><svg:title/><svg:desc/></draw:frame></text:span></text:p>
      <text:p text:style-name="P36"><text:bookmark-start text:name="_Toc517124305"/><text:bookmark-start text:name="_Toc517125592"/>Sprints<text:bookmark-end text:name="_Toc517124305"/><text:bookmark-end text:name="_Toc517125592"/></text:p>
      <text:p text:style-name="P37"/>
      <text:p text:style-name="Standard"/>
      <text:p text:style-name="P38"><text:tab/>No nosso trabalho dividimo-nos em duas sprints, uma primeira para a primeira<text:s/>entrega do trabalho onde incluímos as seguintes tarefas:</text:p>
      <text:p text:style-name="P39">-Idealizar o Projeto;</text:p>
      <text:p text:style-name="P40">-Analisar os requisitos do projeto;:</text:p>
      <text:p text:style-name="P41">-Criar User stories;</text:p>
      <text:p text:style-name="P42">-Relatório;</text:p>
      <text:p text:style-name="P43">-1ª Entrega;</text:p>
      <text:p text:style-name="P44"><text:tab/>Na segunda sprint, que se realizou para a segunda entrega do trabalho, realizaram-se as seguintes tarefas:</text:p>
      <text:p text:style-name="P45">-Desenho;</text:p>
      <text:p text:style-name="P46">-Criação da página principal;</text:p>
      <text:p text:style-name="P47">-Criação das outras páginas;</text:p>
      <text:p text:style-name="P48">-Código da interface do cliente;</text:p>
      <text:soft-page-break/>
      <text:p text:style-name="P49">-Código da interface das limpezas;</text:p>
      <text:p text:style-name="P50">-Código da interface das Casas;</text:p>
      <text:p text:style-name="P51">-Testes de código;</text:p>
      <text:p text:style-name="P52">-Resolução de Problemas;</text:p>
      <text:p text:style-name="P53">-2ªEntrega;</text:p>
      <text:p text:style-name="P54"/>
      <text:p text:style-name="P55"/>
      <text:p text:style-name="Standard"/>
      <text:p text:style-name="P56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podeletrapredefinidodoparágrafo" style:display-name="Tipo de letra predefinido do parágrafo" style:family="text"/>
    <style:style style:name="CabeçalhodoÍndice" style:display-name="Cabeçalho do Índice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pt" style:country-asian="PT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widows="2" fo:orphans="2" style:vertical-align="auto" fo:margin-bottom="0.0694in"/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Heading1Char" style:display-name="Heading 1 Char" style:family="text" style:parent-style-name="Fonteparág.padrã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03%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ardo Malheiro</meta:initial-creator>
    <dc:creator>pedroneves</dc:creator>
    <meta:creation-date>2013-04-19T13:57:00Z</meta:creation-date>
    <dc:date>2018-06-18T21:51:00Z</dc:date>
    <meta:template xlink:href="Normal" xlink:type="simple"/>
    <meta:editing-cycles>25</meta:editing-cycles>
    <meta:editing-duration>PT4800S</meta:editing-duration>
    <meta:document-statistic meta:page-count="4" meta:paragraph-count="3" meta:word-count="305" meta:character-count="1954" meta:row-count="13" meta:non-whitespace-character-count="1652"/>
  </office:meta>
</office:document-meta>
</file>